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334B6CD1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name="scale" draw:style-name="gr1" draw:layer="Ebene4" svg:width="7.3cm" svg:height="1.15cm" svg:x="1.2cm" svg:y="3.4cm">
          <draw:text-box>
            <text:p>Scale</text:p>
          </draw:text-box>
        </draw:frame>
        <draw:frame draw:name="title" draw:style-name="gr2" draw:text-style-name="P1" draw:layer="Ebene4" svg:width="9.3cm" svg:height="1.35cm" svg:x="11.3cm" svg:y="1.15cm">
          <draw:text-box>
            <text:p><text:span text:style-name="T1">Title</text:span></text:p>
          </draw:text-box>
        </draw:frame>
        <draw:custom-shape draw:name="northarrow" draw:style-name="gr3" draw:text-style-name="P2" draw:layer="Ebene4" svg:width="2.2cm" svg:height="1.9cm" svg:x="38.798cm" svg:y="2.698cm">
          <text:p/>
          <draw:enhanced-geometry svg:viewBox="0 0 21600 21600" draw:type="rectangle" draw:enhanced-path="M 0 0 L 21600 0 21600 21600 0 21600 0 0 Z N"/>
        </draw:custom-shape>
        <draw:custom-shape draw:name="map" draw:style-name="gr3" draw:text-style-name="P2" draw:layer="Ebene4" svg:width="40cm" svg:height="23.9cm" svg:x="0.999cm" svg:y="4.79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935cm" svg:height="1.348cm" svg:x="1.065cm" svg:y="1.052cm">
          <draw:image xlink:href="Pictures/100002010000012C000000334B6CD177.png" xlink:type="simple" xlink:show="embed" xlink:actuate="onLoad">
            <text:p/>
          </draw:image>
        </draw:frame>
        <draw:custom-shape draw:name="scalebar" draw:style-name="gr3" draw:text-style-name="P2" draw:layer="Ebene4" svg:width="6cm" svg:height="0.5cm" svg:x="34.3cm" svg:y="27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16T08:25:43</meta:creation-date>
    <dc:date>2014-09-23T13:41:48.076193655</dc:date>
    <meta:editing-duration>PT3M7S</meta:editing-duration>
    <meta:editing-cycles>5</meta:editing-cycles>
    <meta:generator>LibreOffice/4.2.6.3$Linux_X86_64 LibreOffice_project/420m0$Build-3</meta:generator>
    <meta:document-statistic meta:object-count="6"/>
  </office:meta>
</office:document-meta>
</file>